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TER LA GRANJA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44214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UNAIQUE BARCO, JOAQUIN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987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AMA CARMEN, JAVIER HUMBERT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6641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02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